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top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solid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9cm" fo:min-width="1.6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8cm" fo:min-width="2.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9cm" fo:min-width="2.4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9cm" fo:min-width="2.7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9cm" fo:min-width="2.2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2cm" fo:min-width="3.172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994cm" fo:min-width="2.51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991cm" fo:min-width="2.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cm" fo:min-width="3.107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8pt" style:font-size-asian="11pt" style:font-size-complex="11pt"/>
    </style:style>
    <style:style style:name="P3" style:family="paragraph">
      <style:paragraph-properties fo:text-align="center"/>
      <style:text-properties fo:font-size="18pt" style:font-size-asian="10.5pt" style:font-size-complex="10.5pt"/>
    </style:style>
    <style:style style:name="P4" style:family="paragraph">
      <style:text-properties fo:font-size="18pt" style:font-size-asian="11pt" style:font-size-complex="11pt"/>
    </style:style>
    <style:style style:name="P5" style:family="paragraph">
      <style:text-properties fo:font-size="18pt"/>
    </style:style>
    <style:style style:name="P6" style:family="paragraph">
      <style:text-properties fo:font-size="18pt" style:font-size-asian="12pt" style:font-size-complex="12pt"/>
    </style:style>
    <style:style style:name="T1" style:family="text">
      <style:text-properties style:font-size-asian="11pt" style:font-size-complex="11pt"/>
    </style:style>
    <style:style style:name="T2" style:family="text">
      <style:text-properties style:font-size-asian="10.5pt" style:font-size-complex="10.5pt"/>
    </style:style>
    <style:style style:name="T3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6.77cm" svg:height="4.545cm" svg:x="19.757cm" svg:y="8.352cm">
          <text:p text:style-name="P1"><text:span text:style-name="T1">Deci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744cm" svg:height="1.301cm" svg:x="20.372cm" svg:y="9.696cm">
          <text:p text:style-name="P2"><text:span text:style-name="T1">Domestic Polic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9.151cm" svg:y1="14.47cm" svg:x2="15.2cm" svg:y2="12.031cm" draw:start-shape="id1" draw:start-glue-point="11" draw:end-shape="id2" draw:end-glue-point="6" svg:d="M9151 14470l6049-2439" svg:viewBox="0 0 6050 2440">
          <text:p/>
        </draw:connector>
        <draw:connector draw:style-name="gr3" draw:text-style-name="P1" draw:layer="layout" draw:type="curve" svg:x1="23.142cm" svg:y1="12.897cm" svg:x2="10.021cm" svg:y2="15.649cm" draw:start-shape="id3" draw:start-glue-point="6" draw:end-shape="id1" draw:end-glue-point="10" svg:d="M23142 12897c0 1835-4373 2752-13121 2752" svg:viewBox="0 0 13122 2753">
          <text:p/>
        </draw:connector>
        <draw:connector draw:style-name="gr3" draw:text-style-name="P1" draw:layer="layout" draw:type="curve" svg:x1="23.142cm" svg:y1="8.352cm" svg:x2="10.021cm" svg:y2="5.48cm" draw:start-shape="id3" draw:start-glue-point="4" draw:end-shape="id4" draw:end-glue-point="10" svg:d="M23142 8352c0-1915-4373-2872-13121-2872" svg:viewBox="0 0 13122 2873">
          <text:p/>
        </draw:connector>
        <draw:custom-shape draw:style-name="gr2" draw:text-style-name="P3" xml:id="id11" draw:id="id11" draw:layer="layout" svg:width="5.945cm" svg:height="3.331cm" svg:x="4.122cm" svg:y="8.959cm">
          <text:p text:style-name="P3"><text:span text:style-name="T2">Incumbent</text:span></text:p>
          <text:p text:style-name="P3"><text:span text:style-name="T2">Motiv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5.945cm" svg:height="3.331cm" svg:x="4.076cm" svg:y="3.814cm">
          <text:p text:style-name="P3"><text:span text:style-name="T2">Domest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5.945cm" svg:height="3.331cm" svg:x="4.076cm" svg:y="13.983cm">
          <text:p text:style-name="P3"><text:span text:style-name="T2">International</text:span></text:p>
          <text:p text:style-name="P3"><text:span text:style-name="T2">(networ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2.732cm" svg:height="1.179cm" svg:x="5.741cm" svg:y="19.125cm">
          <draw:text-box>
            <text:p text:style-name="P4"><text:span text:style-name="T1">trading</text:span></text:p>
          </draw:text-box>
        </draw:frame>
        <draw:connector draw:style-name="gr5" draw:text-style-name="P1" draw:layer="layout" draw:type="line" svg:x1="7.107cm" svg:y1="19.125cm" svg:x2="7.049cm" svg:y2="17.314cm" draw:start-shape="id5" draw:start-glue-point="0" draw:end-shape="id1" draw:end-glue-point="8" svg:d="M7107 19125l-58-1811" svg:viewBox="0 0 59 1812">
          <text:p/>
        </draw:connector>
        <draw:frame draw:style-name="gr6" draw:text-style-name="P4" xml:id="id6" draw:id="id6" draw:layer="layout" svg:width="4.093cm" svg:height="1.178cm" svg:x="1.508cm" svg:y="18.14cm">
          <draw:text-box>
            <text:p text:style-name="P4"><text:span text:style-name="T1">cooperation</text:span></text:p>
          </draw:text-box>
        </draw:frame>
        <draw:connector draw:style-name="gr5" draw:text-style-name="P1" draw:layer="layout" draw:type="line" svg:x1="3.554cm" svg:y1="18.14cm" svg:x2="4.946cm" svg:y2="16.827cm" draw:start-shape="id6" draw:start-glue-point="0" draw:end-shape="id1" draw:end-glue-point="7" svg:d="M3554 18140l1392-1313" svg:viewBox="0 0 1393 1314">
          <text:p/>
        </draw:connector>
        <draw:frame draw:style-name="gr7" draw:text-style-name="P4" xml:id="id7" draw:id="id7" draw:layer="layout" svg:width="3.779cm" svg:height="1.179cm" svg:x="9.089cm" svg:y="18.259cm">
          <draw:text-box>
            <text:p text:style-name="P4"><text:span text:style-name="T1">assistance</text:span></text:p>
          </draw:text-box>
        </draw:frame>
        <draw:connector draw:style-name="gr5" draw:text-style-name="P1" draw:layer="layout" draw:type="line" svg:x1="10.978cm" svg:y1="18.259cm" svg:x2="9.151cm" svg:y2="16.827cm" draw:start-shape="id7" draw:start-glue-point="0" draw:end-shape="id1" draw:end-glue-point="9" svg:d="M10978 18259l-1827-1432" svg:viewBox="0 0 1828 1433">
          <text:p/>
        </draw:connector>
        <draw:frame draw:style-name="gr8" draw:text-style-name="P4" xml:id="id8" draw:id="id8" draw:layer="layout" svg:width="4.12cm" svg:height="1.179cm" svg:x="4.969cm" svg:y="1.254cm">
          <draw:text-box>
            <text:p text:style-name="P4"><text:span text:style-name="T1">Civil society</text:span></text:p>
          </draw:text-box>
        </draw:frame>
        <draw:connector draw:style-name="gr5" draw:text-style-name="P1" draw:layer="layout" draw:type="line" svg:x1="7.029cm" svg:y1="2.433cm" svg:x2="7.049cm" svg:y2="3.814cm" draw:start-shape="id8" draw:start-glue-point="2" draw:end-shape="id4" draw:end-glue-point="4" svg:d="M7029 2433l20 1381" svg:viewBox="0 0 21 1382">
          <text:p/>
        </draw:connector>
        <draw:frame draw:style-name="gr9" draw:text-style-name="P4" xml:id="id9" draw:id="id9" draw:layer="layout" svg:width="3.54cm" svg:height="1.179cm" svg:x="1.54cm" svg:y="1.911cm">
          <draw:text-box>
            <text:p text:style-name="P4"><text:span text:style-name="T1">Industries</text:span></text:p>
          </draw:text-box>
        </draw:frame>
        <draw:connector draw:style-name="gr5" draw:text-style-name="P1" draw:layer="layout" draw:type="line" svg:x1="3.31cm" svg:y1="3.09cm" svg:x2="4.946cm" svg:y2="4.301cm" draw:start-shape="id9" draw:start-glue-point="2" draw:end-shape="id4" draw:end-glue-point="5" svg:d="M3310 3090l1636 1211" svg:viewBox="0 0 1637 1212">
          <text:p/>
        </draw:connector>
        <draw:frame draw:style-name="gr10" draw:text-style-name="P4" xml:id="id10" draw:id="id10" draw:layer="layout" svg:width="4.669cm" svg:height="1.932cm" svg:x="9.431cm" svg:y="1.595cm">
          <draw:text-box>
            <text:p text:style-name="P4"><text:span text:style-name="T1">Issue</text:span><text:span text:style-name="T1"><text:line-break/></text:span><text:span text:style-name="T1">(e.g. tobacco)</text:span></text:p>
          </draw:text-box>
        </draw:frame>
        <draw:connector draw:style-name="gr5" draw:text-style-name="P1" draw:layer="layout" draw:type="line" svg:x1="11.765cm" svg:y1="3.527cm" svg:x2="9.151cm" svg:y2="4.301cm" draw:start-shape="id10" draw:start-glue-point="2" draw:end-shape="id4" draw:end-glue-point="11" svg:d="M11765 3527l-2614 774" svg:viewBox="0 0 2615 775">
          <text:p/>
        </draw:connector>
        <draw:frame draw:style-name="gr11" draw:text-style-name="P6" draw:layer="layout" svg:width="3.828cm" svg:height="1.244cm" svg:x="15.448cm" svg:y="5.196cm">
          <draw:text-box>
            <text:p text:style-name="P5"><text:span text:style-name="T3">Feedback</text:span></text:p>
          </draw:text-box>
        </draw:frame>
        <draw:frame draw:style-name="gr12" draw:text-style-name="P6" draw:layer="layout" svg:width="3.827cm" svg:height="1.241cm" svg:x="15.493cm" svg:y="14.846cm">
          <draw:text-box>
            <text:p text:style-name="P5"><text:span text:style-name="T3">Feedback</text:span></text:p>
          </draw:text-box>
        </draw:frame>
        <draw:custom-shape draw:style-name="gr2" draw:text-style-name="P2" xml:id="id2" draw:id="id2" draw:layer="layout" svg:width="4.924cm" svg:height="2.814cm" svg:x="12.738cm" svg:y="9.217cm">
          <text:p text:style-name="P1"><text:span text:style-name="T1">Evalu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9.151cm" svg:y1="6.658cm" svg:x2="15.2cm" svg:y2="9.217cm" draw:start-shape="id4" draw:start-glue-point="9" draw:end-shape="id2" draw:end-glue-point="4" svg:d="M9151 6658l6049 2559" svg:viewBox="0 0 6050 2560">
          <text:p/>
        </draw:connector>
        <draw:connector draw:style-name="gr5" draw:text-style-name="P1" draw:layer="layout" svg:x1="10.067cm" svg:y1="10.625cm" svg:x2="12.738cm" svg:y2="10.624cm" draw:start-shape="id11" draw:start-glue-point="10" draw:end-shape="id2" draw:end-glue-point="5" svg:d="M10067 10625h1336v-1h1335" svg:viewBox="0 0 2672 2">
          <text:p/>
        </draw:connector>
        <draw:connector draw:style-name="gr5" draw:text-style-name="P1" draw:layer="layout" draw:type="line" svg:x1="17.662cm" svg:y1="10.624cm" svg:x2="19.757cm" svg:y2="10.625cm" draw:start-shape="id2" draw:start-glue-point="7" draw:end-shape="id3" draw:end-glue-point="5" svg:d="M17662 10624l2095 1" svg:viewBox="0 0 2096 2">
          <text:p/>
        </draw:connector>
        <draw:custom-shape draw:style-name="gr2" draw:text-style-name="P2" draw:layer="layout" svg:width="5.746cm" svg:height="1.297cm" svg:x="20.373cm" svg:y="11.234cm">
          <text:p text:style-name="P2"><text:span text:style-name="T1">International Polic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7.049cm" svg:y1="7.145cm" svg:x2="7.095cm" svg:y2="8.959cm" draw:start-shape="id4" draw:start-glue-point="8" draw:end-shape="id11" draw:end-glue-point="4" svg:d="M7049 7145l46 1814" svg:viewBox="0 0 47 1815">
          <text:p/>
        </draw:connector>
        <draw:frame draw:style-name="gr13" draw:text-style-name="P4" draw:layer="layout" svg:width="4.586cm" svg:height="1.18cm" svg:x="2.73cm" svg:y="7.099cm">
          <draw:text-box>
            <text:p text:style-name="P4"><text:span text:style-name="T1">Pr(reelection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e Gerald Vega Yon</meta:initial-creator>
    <meta:creation-date>2016-07-08T16:45:06.968215031</meta:creation-date>
    <dc:date>2016-07-08T17:43:50.535894282</dc:date>
    <dc:creator>George Gerald Vega Yon</dc:creator>
    <meta:editing-duration>PT12M32S</meta:editing-duration>
    <meta:editing-cycles>2</meta:editing-cycles>
    <meta:generator>LibreOffice/4.2.8.2$Linux_X86_64 LibreOffice_project/420m0$Build-2</meta:generator>
    <meta:document-statistic meta:object-count="29"/>
  </office:meta>
</office:document-meta>
</file>